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textarea-horizontal-align="center" draw:textarea-vertical-align="middle"/>
    </style:style>
    <style:style style:name="gr2" style:family="graphic" style:parent-style-name="standard">
      <style:graphic-properties draw:textarea-horizontal-align="center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stroke="none" svg:stroke-color="#000000" draw:fill="none" draw:fill-color="#ffffff" fo:min-height="0.635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Overview" draw:style-name="dp1" draw:master-page-name="Default">
        <office:forms form:automatic-focus="false" form:apply-design-mode="false"/>
        <draw:rect draw:style-name="gr1" draw:text-style-name="P1" draw:layer="layout" svg:width="19.59cm" svg:height="3.81cm" svg:x="1cm" svg:y="1cm">
          <text:p text:style-name="P1">Header</text:p>
        </draw:rect>
        <draw:g>
          <draw:rect draw:style-name="gr1" draw:text-style-name="P1" draw:layer="layout" svg:width="9.525cm" svg:height="6.35cm" svg:x="1cm" svg:y="6.08cm">
            <text:p/>
          </draw:rect>
          <draw:line draw:style-name="gr2" draw:text-style-name="P1" draw:layer="layout" svg:x1="5.745cm" svg:y1="7.35cm" svg:x2="5.745cm" svg:y2="12.43cm">
            <text:p/>
          </draw:line>
          <draw:line draw:style-name="gr2" draw:text-style-name="P1" draw:layer="layout" svg:x1="1cm" svg:y1="9.855cm" svg:x2="10.525cm" svg:y2="9.855cm">
            <text:p/>
          </draw:line>
          <draw:line draw:style-name="gr2" draw:text-style-name="P1" draw:layer="layout" svg:x1="1cm" svg:y1="7.35cm" svg:x2="10.525cm" svg:y2="7.35cm">
            <text:p/>
          </draw:line>
          <draw:frame draw:style-name="gr3" draw:layer="layout" svg:width="2.894cm" svg:height="0.962cm" svg:x="4.175cm" svg:y="6.18cm">
            <draw:text-box>
              <text:p>Machine</text:p>
            </draw:text-box>
          </draw:frame>
          <draw:frame draw:style-name="gr4" draw:layer="layout" svg:width="3.175cm" svg:height="0.962cm" svg:x="2.135cm" svg:y="8.085cm">
            <draw:text-box>
              <text:p>Widget</text:p>
            </draw:text-box>
          </draw:frame>
          <draw:frame draw:style-name="gr4" draw:layer="layout" svg:width="3.175cm" svg:height="0.962cm" svg:x="6.715cm" svg:y="10.625cm">
            <draw:text-box>
              <text:p>Widget</text:p>
            </draw:text-box>
          </draw:frame>
          <draw:frame draw:style-name="gr4" draw:layer="layout" svg:width="3.175cm" svg:height="0.962cm" svg:x="2.17cm" svg:y="10.625cm">
            <draw:text-box>
              <text:p>Widget</text:p>
            </draw:text-box>
          </draw:frame>
          <draw:frame draw:style-name="gr4" draw:layer="layout" svg:width="3.175cm" svg:height="0.962cm" svg:x="6.715cm" svg:y="8.085cm">
            <draw:text-box>
              <text:p>Widget</text:p>
            </draw:text-box>
          </draw:frame>
        </draw:g>
        <draw:g>
          <draw:rect draw:style-name="gr1" draw:text-style-name="P1" draw:layer="layout" svg:width="9.525cm" svg:height="6.35cm" svg:x="11.065cm" svg:y="6.08cm">
            <text:p/>
          </draw:rect>
          <draw:line draw:style-name="gr2" draw:text-style-name="P1" draw:layer="layout" svg:x1="15.81cm" svg:y1="7.35cm" svg:x2="15.81cm" svg:y2="12.43cm">
            <text:p/>
          </draw:line>
          <draw:line draw:style-name="gr2" draw:text-style-name="P1" draw:layer="layout" svg:x1="11.065cm" svg:y1="9.855cm" svg:x2="20.59cm" svg:y2="9.855cm">
            <text:p/>
          </draw:line>
          <draw:line draw:style-name="gr2" draw:text-style-name="P1" draw:layer="layout" svg:x1="11.065cm" svg:y1="7.35cm" svg:x2="20.59cm" svg:y2="7.35cm">
            <text:p/>
          </draw:line>
          <draw:frame draw:style-name="gr3" draw:layer="layout" svg:width="2.894cm" svg:height="0.962cm" svg:x="14.24cm" svg:y="6.18cm">
            <draw:text-box>
              <text:p>Machine</text:p>
            </draw:text-box>
          </draw:frame>
          <draw:frame draw:style-name="gr4" draw:layer="layout" svg:width="3.175cm" svg:height="0.962cm" svg:x="12.2cm" svg:y="8.085cm">
            <draw:text-box>
              <text:p>Widget</text:p>
            </draw:text-box>
          </draw:frame>
          <draw:frame draw:style-name="gr4" draw:layer="layout" svg:width="3.175cm" svg:height="0.962cm" svg:x="16.78cm" svg:y="10.625cm">
            <draw:text-box>
              <text:p>Widget</text:p>
            </draw:text-box>
          </draw:frame>
          <draw:frame draw:style-name="gr4" draw:layer="layout" svg:width="3.175cm" svg:height="0.962cm" svg:x="12.235cm" svg:y="10.625cm">
            <draw:text-box>
              <text:p>Widget</text:p>
            </draw:text-box>
          </draw:frame>
          <draw:frame draw:style-name="gr4" draw:layer="layout" svg:width="3.175cm" svg:height="0.962cm" svg:x="16.78cm" svg:y="8.085cm">
            <draw:text-box>
              <text:p>Widget</text:p>
            </draw:text-box>
          </draw:frame>
        </draw:g>
        <draw:g>
          <draw:rect draw:style-name="gr1" draw:text-style-name="P1" draw:layer="layout" svg:width="9.525cm" svg:height="6.35cm" svg:x="11.065cm" svg:y="20.05cm">
            <text:p/>
          </draw:rect>
          <draw:line draw:style-name="gr2" draw:text-style-name="P1" draw:layer="layout" svg:x1="15.81cm" svg:y1="21.32cm" svg:x2="15.81cm" svg:y2="26.4cm">
            <text:p/>
          </draw:line>
          <draw:line draw:style-name="gr2" draw:text-style-name="P1" draw:layer="layout" svg:x1="11.065cm" svg:y1="23.825cm" svg:x2="20.59cm" svg:y2="23.825cm">
            <text:p/>
          </draw:line>
          <draw:line draw:style-name="gr2" draw:text-style-name="P1" draw:layer="layout" svg:x1="11.065cm" svg:y1="21.32cm" svg:x2="20.59cm" svg:y2="21.32cm">
            <text:p/>
          </draw:line>
          <draw:frame draw:style-name="gr3" draw:layer="layout" svg:width="2.894cm" svg:height="0.962cm" svg:x="14.24cm" svg:y="20.15cm">
            <draw:text-box>
              <text:p>Machine</text:p>
            </draw:text-box>
          </draw:frame>
          <draw:frame draw:style-name="gr4" draw:layer="layout" svg:width="3.175cm" svg:height="0.962cm" svg:x="12.2cm" svg:y="22.055cm">
            <draw:text-box>
              <text:p>Widget</text:p>
            </draw:text-box>
          </draw:frame>
          <draw:frame draw:style-name="gr4" draw:layer="layout" svg:width="3.175cm" svg:height="0.962cm" svg:x="16.78cm" svg:y="24.595cm">
            <draw:text-box>
              <text:p>Widget</text:p>
            </draw:text-box>
          </draw:frame>
          <draw:frame draw:style-name="gr4" draw:layer="layout" svg:width="3.175cm" svg:height="0.962cm" svg:x="12.235cm" svg:y="24.595cm">
            <draw:text-box>
              <text:p>Widget</text:p>
            </draw:text-box>
          </draw:frame>
          <draw:frame draw:style-name="gr4" draw:layer="layout" svg:width="3.175cm" svg:height="0.962cm" svg:x="16.78cm" svg:y="22.055cm">
            <draw:text-box>
              <text:p>Widget</text:p>
            </draw:text-box>
          </draw:frame>
        </draw:g>
        <draw:g>
          <draw:rect draw:style-name="gr1" draw:text-style-name="P1" draw:layer="layout" svg:width="9.525cm" svg:height="6.35cm" svg:x="1cm" svg:y="20.05cm">
            <text:p/>
          </draw:rect>
          <draw:line draw:style-name="gr2" draw:text-style-name="P1" draw:layer="layout" svg:x1="5.745cm" svg:y1="21.32cm" svg:x2="5.745cm" svg:y2="26.4cm">
            <text:p/>
          </draw:line>
          <draw:line draw:style-name="gr2" draw:text-style-name="P1" draw:layer="layout" svg:x1="1cm" svg:y1="23.825cm" svg:x2="10.525cm" svg:y2="23.825cm">
            <text:p/>
          </draw:line>
          <draw:line draw:style-name="gr2" draw:text-style-name="P1" draw:layer="layout" svg:x1="1cm" svg:y1="21.32cm" svg:x2="10.525cm" svg:y2="21.32cm">
            <text:p/>
          </draw:line>
          <draw:frame draw:style-name="gr3" draw:layer="layout" svg:width="2.894cm" svg:height="0.962cm" svg:x="4.175cm" svg:y="20.15cm">
            <draw:text-box>
              <text:p>Machine</text:p>
            </draw:text-box>
          </draw:frame>
          <draw:frame draw:style-name="gr4" draw:layer="layout" svg:width="3.175cm" svg:height="0.962cm" svg:x="2.135cm" svg:y="22.055cm">
            <draw:text-box>
              <text:p>Widget</text:p>
            </draw:text-box>
          </draw:frame>
          <draw:frame draw:style-name="gr4" draw:layer="layout" svg:width="3.175cm" svg:height="0.962cm" svg:x="6.715cm" svg:y="24.595cm">
            <draw:text-box>
              <text:p>Widget</text:p>
            </draw:text-box>
          </draw:frame>
          <draw:frame draw:style-name="gr4" draw:layer="layout" svg:width="3.175cm" svg:height="0.962cm" svg:x="2.17cm" svg:y="24.595cm">
            <draw:text-box>
              <text:p>Widget</text:p>
            </draw:text-box>
          </draw:frame>
          <draw:frame draw:style-name="gr4" draw:layer="layout" svg:width="3.175cm" svg:height="0.962cm" svg:x="6.715cm" svg:y="22.055cm">
            <draw:text-box>
              <text:p>Widget</text:p>
            </draw:text-box>
          </draw:frame>
        </draw:g>
        <draw:g>
          <draw:rect draw:style-name="gr1" draw:text-style-name="P1" draw:layer="layout" svg:width="9.525cm" svg:height="6.35cm" svg:x="11.065cm" svg:y="13.065cm">
            <text:p/>
          </draw:rect>
          <draw:line draw:style-name="gr2" draw:text-style-name="P1" draw:layer="layout" svg:x1="15.81cm" svg:y1="14.335cm" svg:x2="15.81cm" svg:y2="19.415cm">
            <text:p/>
          </draw:line>
          <draw:line draw:style-name="gr2" draw:text-style-name="P1" draw:layer="layout" svg:x1="11.065cm" svg:y1="16.84cm" svg:x2="20.59cm" svg:y2="16.84cm">
            <text:p/>
          </draw:line>
          <draw:line draw:style-name="gr2" draw:text-style-name="P1" draw:layer="layout" svg:x1="11.065cm" svg:y1="14.335cm" svg:x2="20.59cm" svg:y2="14.335cm">
            <text:p/>
          </draw:line>
          <draw:frame draw:style-name="gr3" draw:layer="layout" svg:width="2.894cm" svg:height="0.962cm" svg:x="14.24cm" svg:y="13.165cm">
            <draw:text-box>
              <text:p>Machine</text:p>
            </draw:text-box>
          </draw:frame>
          <draw:frame draw:style-name="gr4" draw:layer="layout" svg:width="3.175cm" svg:height="0.962cm" svg:x="12.2cm" svg:y="15.07cm">
            <draw:text-box>
              <text:p>Widget</text:p>
            </draw:text-box>
          </draw:frame>
          <draw:frame draw:style-name="gr4" draw:layer="layout" svg:width="3.175cm" svg:height="0.962cm" svg:x="16.78cm" svg:y="17.61cm">
            <draw:text-box>
              <text:p>Widget</text:p>
            </draw:text-box>
          </draw:frame>
          <draw:frame draw:style-name="gr4" draw:layer="layout" svg:width="3.175cm" svg:height="0.962cm" svg:x="12.235cm" svg:y="17.61cm">
            <draw:text-box>
              <text:p>Widget</text:p>
            </draw:text-box>
          </draw:frame>
          <draw:frame draw:style-name="gr4" draw:layer="layout" svg:width="3.175cm" svg:height="0.962cm" svg:x="16.78cm" svg:y="15.07cm">
            <draw:text-box>
              <text:p>Widget</text:p>
            </draw:text-box>
          </draw:frame>
        </draw:g>
        <draw:g>
          <draw:rect draw:style-name="gr1" draw:text-style-name="P1" draw:layer="layout" svg:width="9.525cm" svg:height="6.35cm" svg:x="1cm" svg:y="13.065cm">
            <text:p/>
          </draw:rect>
          <draw:line draw:style-name="gr2" draw:text-style-name="P1" draw:layer="layout" svg:x1="5.745cm" svg:y1="14.335cm" svg:x2="5.745cm" svg:y2="19.415cm">
            <text:p/>
          </draw:line>
          <draw:line draw:style-name="gr2" draw:text-style-name="P1" draw:layer="layout" svg:x1="1cm" svg:y1="16.84cm" svg:x2="10.525cm" svg:y2="16.84cm">
            <text:p/>
          </draw:line>
          <draw:line draw:style-name="gr2" draw:text-style-name="P1" draw:layer="layout" svg:x1="1cm" svg:y1="14.335cm" svg:x2="10.525cm" svg:y2="14.335cm">
            <text:p/>
          </draw:line>
          <draw:frame draw:style-name="gr3" draw:layer="layout" svg:width="2.894cm" svg:height="0.962cm" svg:x="4.175cm" svg:y="13.165cm">
            <draw:text-box>
              <text:p>Machine</text:p>
            </draw:text-box>
          </draw:frame>
          <draw:frame draw:style-name="gr4" draw:layer="layout" svg:width="3.175cm" svg:height="0.962cm" svg:x="2.135cm" svg:y="15.07cm">
            <draw:text-box>
              <text:p>Widget</text:p>
            </draw:text-box>
          </draw:frame>
          <draw:frame draw:style-name="gr4" draw:layer="layout" svg:width="3.175cm" svg:height="0.962cm" svg:x="6.715cm" svg:y="17.61cm">
            <draw:text-box>
              <text:p>Widget</text:p>
            </draw:text-box>
          </draw:frame>
          <draw:frame draw:style-name="gr4" draw:layer="layout" svg:width="3.175cm" svg:height="0.962cm" svg:x="2.17cm" svg:y="17.61cm">
            <draw:text-box>
              <text:p>Widget</text:p>
            </draw:text-box>
          </draw:frame>
          <draw:frame draw:style-name="gr4" draw:layer="layout" svg:width="3.175cm" svg:height="0.962cm" svg:x="6.715cm" svg:y="15.07cm">
            <draw:text-box>
              <text:p>Widget</text:p>
            </draw:text-box>
          </draw:frame>
        </draw:g>
      </draw:page>
      <draw:page draw:name="Machine Overview" draw:style-name="dp1" draw:master-page-name="Default">
        <office:forms form:automatic-focus="false" form:apply-design-mode="false"/>
        <draw:rect draw:style-name="gr1" draw:text-style-name="P2" draw:layer="layout" svg:width="19.59cm" svg:height="3.81cm" svg:x="0.999cm" svg:y="1.001cm">
          <text:p text:style-name="P2">Header</text:p>
        </draw:rect>
        <draw:rect draw:style-name="gr1" draw:text-style-name="P2" draw:layer="layout" svg:width="9.525cm" svg:height="6.35cm" svg:x="1.001cm" svg:y="6.08cm">
          <text:p text:style-name="P2">Widget</text:p>
        </draw:rect>
        <draw:rect draw:style-name="gr1" draw:text-style-name="P2" draw:layer="layout" svg:width="9.525cm" svg:height="6.35cm" svg:x="11.063cm" svg:y="6.08cm">
          <text:p text:style-name="P2">Widget</text:p>
        </draw:rect>
        <draw:rect draw:style-name="gr1" draw:text-style-name="P2" draw:layer="layout" svg:width="9.525cm" svg:height="6.35cm" svg:x="11.063cm" svg:y="13.065cm">
          <text:p text:style-name="P2">Widget</text:p>
        </draw:rect>
        <draw:rect draw:style-name="gr1" draw:text-style-name="P2" draw:layer="layout" svg:width="9.525cm" svg:height="6.35cm" svg:x="1.001cm" svg:y="13.065cm">
          <text:p text:style-name="P2">Widget</text:p>
        </draw:rect>
        <draw:rect draw:style-name="gr1" draw:text-style-name="P2" draw:layer="layout" svg:width="9.525cm" svg:height="6.35cm" svg:x="11.063cm" svg:y="20.05cm">
          <text:p text:style-name="P2">Widget</text:p>
        </draw:rect>
        <draw:rect draw:style-name="gr1" draw:text-style-name="P2" draw:layer="layout" svg:width="9.525cm" svg:height="6.35cm" svg:x="1.001cm" svg:y="20.05cm">
          <text:p text:style-name="P2">Widget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Nimbus Sans L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Gothic" style:font-family-generic-asian="system" style:font-pitch-asian="variable" style:font-size-asian="18pt" style:font-style-asian="normal" style:font-weight-asian="normal" style:font-family-complex="'Nimbus Sans L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office:forms form:automatic-focus="false" form:apply-design-mode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Matthew Trower</meta:initial-creator>
    <meta:creation-date>2016-02-17T12:24:50</meta:creation-date>
    <dc:date>2016-02-17T12:51:40</dc:date>
    <dc:creator>Matthew Trower</dc:creator>
    <meta:editing-duration>PT00H05M25S</meta:editing-duration>
    <meta:editing-cycles>1</meta:editing-cycles>
    <meta:generator>OpenOffice.org/3.1$Solaris_x86 OpenOffice.org_project/310m11$Build-9399$CWS-ooo31osol</meta:generator>
    <meta:document-statistic meta:object-count="68"/>
  </office:meta>
</office:document-meta>
</file>